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848027475259913029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7921068707285986726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1336187879363524901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6"><text:soft-page-break/>Sat 4/2/16: <text:span text:style-name="T1">5.5 miles</text:span></text:p>
      <text:p text:style-name="P6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6"/>
      <text:p text:style-name="P6">Sun 4/3/16: <text:s/><text:span text:style-name="T1">6.5 miles</text:span></text:p>
      <text:p text:style-name="P6">On indoor track: ½ mile, 2:30+2:00=4:30; 1 minute rest, ½ mile, no shoes, 3:58; rest 4:00</text:p>
      <text:p text:style-name="P6">On treadmill:</text:p>
      <text:p text:style-name="P6">½ mile in 4:30 at various paces including 3x short pick ups at 7:00/mi pace</text:p>
      <text:p text:style-name="P6">rest 3:00</text:p>
      <text:p text:style-name="P6">6x1/2 mile with ¼ mile jog before each.</text:p>
      <text:p text:style-name="P6">Times for ½ miles: 3:57, 3:51, 3:45, 3:42, 3:40, 3:37 <text:s/>average about 3:45 </text:p>
      <text:p text:style-name="P6">The ¼ mile jogs averaged about 3:15. </text:p>
      <text:p text:style-name="P6">I finished my run on the treadmill with a ½ mile in 5:00.</text:p>
      <text:p text:style-name="P6"/>
      <text:p text:style-name="P6">Mon 4/4/16: <text:span text:style-name="T1">8 miles</text:span> </text:p>
      <text:p text:style-name="P6">On indoor track: I ran and walked 8 miles in 1:35:58. My running pace was about 10:30/mi, my walking pace was about 14:30/mi and my overall pace was 12:00/mi. <text:s/>During each mile I walked 4 times for a total of 3/8 mile of walking and 5/8 mile of running.</text:p>
      <text:p text:style-name="P6"/>
      <text:p text:style-name="P6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4T12:27:43.33</dc:date>
    <dc:creator>James Lombardi</dc:creator>
    <meta:editing-duration>PT13H30M27S</meta:editing-duration>
    <meta:editing-cycles>54</meta:editing-cycles>
    <meta:document-statistic meta:table-count="0" meta:image-count="0" meta:object-count="0" meta:page-count="7" meta:paragraph-count="229" meta:word-count="2372" meta:character-count="11955"/>
  </office:meta>
</office:document-meta>
</file>